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Heading_20_2" style:master-page-name="HTML">
      <style:paragraph-properties style:page-number="auto"/>
    </style:style>
    <style:style style:name="P4" style:family="paragraph" style:parent-style-name="Heading_20_3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Спектры:</text:h>
      <text:p text:style-name="P1"><draw:frame draw:style-name="fr1" draw:name="Изображение1" text:anchor-type="as-char" svg:width="1.997cm" style:rel-width="100%" svg:height="0.998cm" style:rel-height="scale" draw:z-index="0"><draw:image xlink:href="../img/All-D10.png" xlink:type="simple" xlink:show="embed" xlink:actuate="onLoad"/></draw:frame></text:p>
      <text:h text:style-name="P4" text:outline-level="3">Fig. NN. ESI/MS of the All-D10 in the positive mode.</text:h>
      <text:p text:style-name="P2"/>
      <text:p text:style-name="P1"><draw:frame draw:style-name="fr1" draw:name="Изображение2" text:anchor-type="as-char" svg:width="1.997cm" style:rel-width="100%" svg:height="0.998cm" style:rel-height="scale" draw:z-index="0"><draw:image xlink:href="../img/All-D11.png" xlink:type="simple" xlink:show="embed" xlink:actuate="onLoad"/></draw:frame></text:p>
      <text:h text:style-name="P4" text:outline-level="3">Fig. NN. ESI/MS of the All-D11 in the positive mode.</text:h>
      <text:p text:style-name="P2"/>
      <text:p text:style-name="P1"><draw:frame draw:style-name="fr1" draw:name="Изображение3" text:anchor-type="as-char" svg:width="1.997cm" style:rel-width="100%" svg:height="0.998cm" style:rel-height="scale" draw:z-index="0"><draw:image xlink:href="../img/All-D1.png" xlink:type="simple" xlink:show="embed" xlink:actuate="onLoad"/></draw:frame></text:p>
      <text:h text:style-name="P4" text:outline-level="3">Fig. NN. ESI/MS of the All-D1 in the positive mode.</text:h>
      <text:p text:style-name="P2"/>
      <text:p text:style-name="P1"><draw:frame draw:style-name="fr1" draw:name="Изображение4" text:anchor-type="as-char" svg:width="1.997cm" style:rel-width="100%" svg:height="0.998cm" style:rel-height="scale" draw:z-index="0"><draw:image xlink:href="../img/All-D2.png" xlink:type="simple" xlink:show="embed" xlink:actuate="onLoad"/></draw:frame></text:p>
      <text:h text:style-name="P4" text:outline-level="3">Fig. NN. ESI/MS of the All-D2 in the positive mode.</text:h>
      <text:p text:style-name="P2"/>
      <text:p text:style-name="P1"><draw:frame draw:style-name="fr1" draw:name="Изображение5" text:anchor-type="as-char" svg:width="1.997cm" style:rel-width="100%" svg:height="0.998cm" style:rel-height="scale" draw:z-index="0"><draw:image xlink:href="../img/All-D3.png" xlink:type="simple" xlink:show="embed" xlink:actuate="onLoad"/></draw:frame></text:p>
      <text:h text:style-name="P4" text:outline-level="3">Fig. NN. ESI/MS of the All-D3 in the positive mode.</text:h>
      <text:p text:style-name="P2"/>
      <text:p text:style-name="P1"><draw:frame draw:style-name="fr1" draw:name="Изображение6" text:anchor-type="as-char" svg:width="1.997cm" style:rel-width="100%" svg:height="0.998cm" style:rel-height="scale" draw:z-index="0"><draw:image xlink:href="../img/All-D4.png" xlink:type="simple" xlink:show="embed" xlink:actuate="onLoad"/></draw:frame></text:p>
      <text:h text:style-name="P4" text:outline-level="3">Fig. NN. ESI/MS of the All-D4 in the positive mode.</text:h>
      <text:p text:style-name="P2"/>
      <text:p text:style-name="P1"><draw:frame draw:style-name="fr1" draw:name="Изображение7" text:anchor-type="as-char" svg:width="1.997cm" style:rel-width="100%" svg:height="0.998cm" style:rel-height="scale" draw:z-index="0"><draw:image xlink:href="../img/All-D5.png" xlink:type="simple" xlink:show="embed" xlink:actuate="onLoad"/></draw:frame></text:p>
      <text:h text:style-name="P4" text:outline-level="3">Fig. NN. ESI/MS of the All-D5 in the positive mode.</text:h>
      <text:p text:style-name="P2"/>
      <text:p text:style-name="P1"><draw:frame draw:style-name="fr1" draw:name="Изображение8" text:anchor-type="as-char" svg:width="1.997cm" style:rel-width="100%" svg:height="0.998cm" style:rel-height="scale" draw:z-index="0"><draw:image xlink:href="../img/All-D6.png" xlink:type="simple" xlink:show="embed" xlink:actuate="onLoad"/></draw:frame></text:p>
      <text:h text:style-name="P4" text:outline-level="3">Fig. NN. ESI/MS of the All-D6 in the positive mode.</text:h>
      <text:p text:style-name="P2"/>
      <text:p text:style-name="P1"><draw:frame draw:style-name="fr1" draw:name="Изображение9" text:anchor-type="as-char" svg:width="1.997cm" style:rel-width="100%" svg:height="0.998cm" style:rel-height="scale" draw:z-index="0"><draw:image xlink:href="../img/All-D7.png" xlink:type="simple" xlink:show="embed" xlink:actuate="onLoad"/></draw:frame></text:p>
      <text:h text:style-name="P4" text:outline-level="3">Fig. NN. ESI/MS of the All-D7 in the positive mode.</text:h>
      <text:p text:style-name="P2"/>
      <text:p text:style-name="P1"><draw:frame draw:style-name="fr1" draw:name="Изображение10" text:anchor-type="as-char" svg:width="1.997cm" style:rel-width="100%" svg:height="0.998cm" style:rel-height="scale" draw:z-index="0"><draw:image xlink:href="../img/All-D8.png" xlink:type="simple" xlink:show="embed" xlink:actuate="onLoad"/></draw:frame></text:p>
      <text:h text:style-name="P4" text:outline-level="3">Fig. NN. ESI/MS of the All-D8 in the positive mode.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" meta:paragraph-count="21" meta:word-count="101" meta:character-count="520" meta:non-whitespace-character-count="430"/>
    <meta:generator>LibreOffice/5.2.7.2$Linux_X86_64 LibreOffice_project/20m0$Build-2</meta:generator>
    <meta:user-defined meta:name=""/>
  </office:meta>
</office:document-meta>
</file>